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bcb2" officeooo:paragraph-rsid="0019bcb2"/>
    </style:style>
    <style:style style:name="P2" style:family="paragraph" style:parent-style-name="Standard">
      <style:text-properties officeooo:paragraph-rsid="001bfc38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bfc38"/>
    </style:style>
    <style:style style:name="P4" style:family="paragraph" style:parent-style-name="Standard" style:list-style-name="L1">
      <style:text-properties officeooo:rsid="0019bcb2" officeooo:paragraph-rsid="001a2b0d"/>
    </style:style>
    <style:style style:name="P5" style:family="paragraph" style:parent-style-name="Standard" style:list-style-name="L1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d367a"/>
    </style:style>
    <style:style style:name="P6" style:family="paragraph" style:parent-style-name="Standard" style:list-style-name="L1">
      <style:text-properties officeooo:rsid="001a2b0d" officeooo:paragraph-rsid="001a2b0d"/>
    </style:style>
    <style:style style:name="P7" style:family="paragraph" style:parent-style-name="Standard" style:list-style-name="L1">
      <style:text-properties officeooo:rsid="001bfc38" officeooo:paragraph-rsid="001bfc38"/>
    </style:style>
    <style:style style:name="P8" style:family="paragraph" style:parent-style-name="Standard" style:list-style-name="L1">
      <style:text-properties officeooo:rsid="001eeb48" officeooo:paragraph-rsid="001eeb48"/>
    </style:style>
    <style:style style:name="P9" style:family="paragraph" style:parent-style-name="Standard" style:list-style-name="L1">
      <style:text-properties officeooo:rsid="001f4745" officeooo:paragraph-rsid="001f4745"/>
    </style:style>
    <style:style style:name="P10" style:family="paragraph" style:parent-style-name="Standard">
      <style:text-properties officeooo:rsid="002190d3" officeooo:paragraph-rsid="002190d3"/>
    </style:style>
    <style:style style:name="T1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ustin Byrd</text:p>
      <text:p text:style-name="P1">Databases:</text:p>
      <text:p text:style-name="P3"><text:tab/><text:tab/><text:a xlink:type="simple" xlink:href="https://docs.djangoproject.com/en/4.2/ref/databases/#sqlite-notes" text:style-name="Internet_20_link" text:visited-style-name="Visited_20_Internet_20_Link">https://docs.djangoproject.com/en/4.2/ref/databases/#sqlite-notes</text:a></text:p>
      <text:p text:style-name="P3"/>
      <text:p text:style-name="P3"><text:tab/><text:tab/><text:a xlink:type="simple" xlink:href="https://techvidvan.com/tutorials/django-database-connectivity/" text:style-name="Internet_20_link" text:visited-style-name="Visited_20_Internet_20_Link">https://techvidvan.com/tutorials/django-database-connectivity/</text:a></text:p>
      <text:list text:style-name="L1">
        <text:list-item>
          <text:p text:style-name="P4">Admin Setup:</text:p>
          <text:list>
            <text:list-item>
              <text:list>
                <text:list-item>
                  <text:p text:style-name="P4"><text:a xlink:type="simple" xlink:href="https://docs.djangoproject.com/en/4.2/ref/contrib/admin/" text:style-name="Internet_20_link" text:visited-style-name="Visited_20_Internet_20_Link">https://docs.djangoproject.com/en/4.2/ref/contrib/admin/</text:a></text:p>
                </text:list-item>
              </text:list>
            </text:list-item>
          </text:list>
        </text:list-item>
        <text:list-item>
          <text:p text:style-name="P5"><text:a xlink:type="simple" xlink:href="https://www.digitalocean.com/community/tutorials/how-to-enable-and-connect-the-django-admin-interface" text:style-name="Internet_20_link" text:visited-style-name="Visited_20_Internet_20_Link">https://www.digitalocean.com/community/tutorials/how-to-enable-and-connect-the-django-admin-interface</text:a></text:p>
          <text:list>
            <text:list-item>
              <text:p text:style-name="P6">Activate venv</text:p>
            </text:list-item>
            <text:list-item>
              <text:p text:style-name="P6">Update <text:span text:style-name="T1">settings.py</text:span> file and Add app</text:p>
            </text:list-item>
            <text:list-item>
              <text:p text:style-name="P6">Update <text:span text:style-name="T1">urls.py</text:span> file and add admin</text:p>
            </text:list-item>
            <text:list-item>
              <text:p text:style-name="P7">Verify admin is an installed app</text:p>
              <text:list>
                <text:list-item>
                  <text:p text:style-name="P7">Remember to <text:span text:style-name="T1">migrate</text:span> when <text:span text:style-name="T1">models change</text:span></text:p>
                </text:list-item>
              </text:list>
            </text:list-item>
            <text:list-item>
              <text:p text:style-name="P7">Go to admin login page of site</text:p>
            </text:list-item>
            <text:list-item>
              <text:p text:style-name="P7">Create Super-User ex. python manage.py createsuperuser</text:p>
            </text:list-item>
            <text:list-item>
              <text:p text:style-name="P7">Create URLs for POST and Comment</text:p>
            </text:list-item>
            <text:list-item>
              <text:p text:style-name="P7">Connect Blog App to admin</text:p>
            </text:list-item>
            <text:list-item>
              <text:p text:style-name="P7">Verify on Site</text:p>
            </text:list-item>
            <text:list-item>
              <text:p text:style-name="P7">deactivate</text:p>
            </text:list-item>
          </text:list>
        </text:list-item>
        <text:list-item>
          <text:p text:style-name="P8">Use Vscode extension or Dbbrowser to view Databases</text:p>
        </text:list-item>
        <text:list-item>
          <text:p text:style-name="P9">Define more models and migrate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8:42:40.562628207</meta:creation-date>
    <dc:date>2023-09-27T09:03:55.686655992</dc:date>
    <meta:editing-duration>PT14M7S</meta:editing-duration>
    <meta:editing-cycles>9</meta:editing-cycles>
    <meta:generator>LibreOffice/7.5.6.2$Linux_X86_64 LibreOffice_project/50$Build-2</meta:generator>
    <meta:document-statistic meta:table-count="0" meta:image-count="0" meta:object-count="0" meta:page-count="1" meta:paragraph-count="20" meta:word-count="92" meta:character-count="751" meta:non-whitespace-character-count="691"/>
  </office:meta>
</office:document-meta>
</file>